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">
        <text:h text:style-name="Heading_20_3" text:outline-level="3">Description</text:h>
        <text:p text:style-name="Text_20_body_20_indent_20_Organon">Organon creates a navigation-tree and a tags holding sidebar entry for folders and files.</text:p>
        <text:p text:style-name="Text_20_body_20_indent_20_Organon"/>
        <text:p text:style-name="Text_20_body_20_indent_20_Organon">It's possible to:</text:p>
        <text:p text:style-name="Text_20_body_20_indent_20_Organon">- use drag and drop<text:line-break/>- create various tags<text:line-break/>- comfortably import and export files</text:p>
        <text:p text:style-name="Text_20_body"/>
        <text:p text:style-name="Text_20_body_20_indent_20_Organon">On selection of a file or folder Organon jumps to the corresponding text-section and updates the tagging section in the sidebar. <text:s/></text:p>
        <text:p text:style-name="Text_20_body_20_indent_20_Organon">When open folders are selected, Organon shows the corresponding entry in the tree view and in the sidebar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6" meta:word-count="72" meta:character-count="432"/>
    <dc:date>2014-07-09T11:48:29.81</dc:date>
    <meta:editing-duration>P0D</meta:editing-duration>
    <meta:editing-cycles>1</meta:editing-cycles>
    <meta:generator>OpenOffice/4.1.0$Win32 OpenOffice.org_project/410m18$Build-9764</meta:generator>
  </office:meta>
</office:document-meta>
</file>